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9b6a7" officeooo:paragraph-rsid="0159b6a7"/>
    </style:style>
    <style:style style:name="P28" style:family="paragraph" style:parent-style-name="Text_20_body">
      <style:text-properties fo:language="de" fo:country="DE" officeooo:rsid="0163991c" officeooo:paragraph-rsid="0163991c"/>
    </style:style>
    <style:style style:name="P29" style:family="paragraph" style:parent-style-name="Text_20_body">
      <style:text-properties officeooo:paragraph-rsid="005cba36"/>
    </style:style>
    <style:style style:name="P30" style:family="paragraph" style:parent-style-name="Text_20_body">
      <style:text-properties officeooo:paragraph-rsid="0061be3c"/>
    </style:style>
    <style:style style:name="P31" style:family="paragraph" style:parent-style-name="Text_20_body">
      <style:text-properties officeooo:paragraph-rsid="00a77484"/>
    </style:style>
    <style:style style:name="P32" style:family="paragraph" style:parent-style-name="Text_20_body">
      <style:text-properties officeooo:paragraph-rsid="00f62c65"/>
    </style:style>
    <style:style style:name="P33" style:family="paragraph" style:parent-style-name="Text_20_body">
      <style:text-properties officeooo:rsid="0119d4f8" officeooo:paragraph-rsid="0119d4f8"/>
    </style:style>
    <style:style style:name="P34" style:family="paragraph" style:parent-style-name="Text_20_body">
      <style:text-properties officeooo:paragraph-rsid="012ccf10"/>
    </style:style>
    <style:style style:name="P35" style:family="paragraph" style:parent-style-name="Text_20_body">
      <style:text-properties officeooo:rsid="01387a47" officeooo:paragraph-rsid="01387a47"/>
    </style:style>
    <style:style style:name="P36" style:family="paragraph" style:parent-style-name="Text_20_body">
      <style:text-properties officeooo:paragraph-rsid="01514aca"/>
    </style:style>
    <style:style style:name="P37" style:family="paragraph" style:parent-style-name="Heading_20_1">
      <style:text-properties fo:language="de" fo:country="DE"/>
    </style:style>
    <style:style style:name="P38" style:family="paragraph" style:parent-style-name="Heading_20_1">
      <style:text-properties fo:language="de" fo:country="DE" officeooo:rsid="0119d4f8" officeooo:paragraph-rsid="0119d4f8"/>
    </style:style>
    <style:style style:name="P39" style:family="paragraph" style:parent-style-name="Heading_20_1">
      <style:text-properties fo:language="de" fo:country="DE" officeooo:paragraph-rsid="00b21857"/>
    </style:style>
    <style:style style:name="P40" style:family="paragraph" style:parent-style-name="Text_20_body">
      <style:text-properties officeooo:paragraph-rsid="01689835"/>
    </style:style>
    <style:style style:name="P41" style:family="paragraph" style:parent-style-name="Text_20_body">
      <style:text-properties officeooo:rsid="016f0ed4" officeooo:paragraph-rsid="016f0ed4"/>
    </style:style>
    <style:style style:name="P42" style:family="paragraph" style:parent-style-name="Text_20_body">
      <style:text-properties officeooo:rsid="01778cc0" officeooo:paragraph-rsid="01778cc0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6" style:family="paragraph" style:parent-style-name="Text_20_body" style:list-style-name="L1">
      <style:paragraph-properties fo:margin-top="0cm" fo:margin-bottom="0cm" loext:contextual-spacing="false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2e5d" style:font-style-asian="normal" style:font-style-complex="normal"/>
    </style:style>
    <style:style style:name="T128" style:family="text">
      <style:text-properties fo:language="de" fo:country="DE" fo:font-style="normal" officeooo:rsid="0117d5db" style:font-style-asian="normal" style:font-style-complex="normal"/>
    </style:style>
    <style:style style:name="T129" style:family="text">
      <style:text-properties fo:language="de" fo:country="DE" fo:font-style="normal" officeooo:rsid="0118af3a" style:font-style-asian="normal" style:font-style-complex="normal"/>
    </style:style>
    <style:style style:name="T130" style:family="text">
      <style:text-properties fo:language="de" fo:country="DE" fo:font-style="normal" officeooo:rsid="01193cff" style:font-style-asian="normal" style:font-style-complex="normal"/>
    </style:style>
    <style:style style:name="T131" style:family="text">
      <style:text-properties fo:language="de" fo:country="DE" fo:font-style="normal" officeooo:rsid="0119c453" style:font-style-asian="normal" style:font-style-complex="normal"/>
    </style:style>
    <style:style style:name="T132" style:family="text">
      <style:text-properties fo:language="de" fo:country="DE" fo:font-style="normal" officeooo:rsid="011b1b0a" style:font-style-asian="normal" style:font-style-complex="normal"/>
    </style:style>
    <style:style style:name="T133" style:family="text">
      <style:text-properties fo:language="de" fo:country="DE" fo:font-style="normal" officeooo:rsid="011b6484" style:font-style-asian="normal" style:font-style-complex="normal"/>
    </style:style>
    <style:style style:name="T134" style:family="text">
      <style:text-properties fo:language="de" fo:country="DE" fo:font-style="normal" officeooo:rsid="011c42ba" style:font-style-asian="normal" style:font-style-complex="normal"/>
    </style:style>
    <style:style style:name="T135" style:family="text">
      <style:text-properties fo:language="de" fo:country="DE" fo:font-style="normal" officeooo:rsid="0124fa3e" style:font-style-asian="normal" style:font-style-complex="normal"/>
    </style:style>
    <style:style style:name="T136" style:family="text">
      <style:text-properties fo:language="de" fo:country="DE" fo:font-style="normal" officeooo:rsid="012e0759" style:font-style-asian="normal" style:font-style-complex="normal"/>
    </style:style>
    <style:style style:name="T137" style:family="text">
      <style:text-properties fo:language="de" fo:country="DE" fo:font-style="normal" officeooo:rsid="012e2ae1" style:font-style-asian="normal" style:font-style-complex="normal"/>
    </style:style>
    <style:style style:name="T138" style:family="text">
      <style:text-properties fo:language="de" fo:country="DE" fo:font-style="normal" officeooo:rsid="012eefa3" style:font-style-asian="normal" style:font-style-complex="normal"/>
    </style:style>
    <style:style style:name="T139" style:family="text">
      <style:text-properties fo:language="de" fo:country="DE" fo:font-style="normal" officeooo:rsid="01304a46" style:font-style-asian="normal" style:font-style-complex="normal"/>
    </style:style>
    <style:style style:name="T140" style:family="text">
      <style:text-properties fo:language="de" fo:country="DE" fo:font-style="normal" officeooo:rsid="0130ceb7" style:font-style-asian="normal" style:font-style-complex="normal"/>
    </style:style>
    <style:style style:name="T141" style:family="text">
      <style:text-properties fo:language="de" fo:country="DE" fo:font-style="normal" officeooo:rsid="0131d4e1" style:font-style-asian="normal" style:font-style-complex="normal"/>
    </style:style>
    <style:style style:name="T142" style:family="text">
      <style:text-properties fo:language="de" fo:country="DE" fo:font-style="normal" officeooo:rsid="0133d3a2" style:font-style-asian="normal" style:font-style-complex="normal"/>
    </style:style>
    <style:style style:name="T143" style:family="text">
      <style:text-properties fo:language="de" fo:country="DE" fo:font-style="normal" officeooo:rsid="01356692" style:font-style-asian="normal" style:font-style-complex="normal"/>
    </style:style>
    <style:style style:name="T144" style:family="text">
      <style:text-properties fo:language="de" fo:country="DE" fo:font-style="normal" officeooo:rsid="01370063" style:font-style-asian="normal" style:font-style-complex="normal"/>
    </style:style>
    <style:style style:name="T145" style:family="text">
      <style:text-properties fo:language="de" fo:country="DE" fo:font-style="normal" officeooo:rsid="013c459c" style:font-style-asian="normal" style:font-style-complex="normal"/>
    </style:style>
    <style:style style:name="T146" style:family="text">
      <style:text-properties fo:language="de" fo:country="DE" fo:font-style="normal" officeooo:rsid="013edeea" style:font-style-asian="normal" style:font-style-complex="normal"/>
    </style:style>
    <style:style style:name="T147" style:family="text">
      <style:text-properties fo:language="de" fo:country="DE" fo:font-style="normal" officeooo:rsid="0142e9c4" style:font-style-asian="normal" style:font-style-complex="normal"/>
    </style:style>
    <style:style style:name="T148" style:family="text">
      <style:text-properties fo:language="de" fo:country="DE" fo:font-style="normal" officeooo:rsid="01449f3c" style:font-style-asian="normal" style:font-style-complex="normal"/>
    </style:style>
    <style:style style:name="T149" style:family="text">
      <style:text-properties fo:language="de" fo:country="DE" fo:font-style="normal" officeooo:rsid="0146621b" style:font-style-asian="normal" style:font-style-complex="normal"/>
    </style:style>
    <style:style style:name="T150" style:family="text">
      <style:text-properties fo:language="de" fo:country="DE" fo:font-style="normal" officeooo:rsid="0146770b" style:font-style-asian="normal" style:font-style-complex="normal"/>
    </style:style>
    <style:style style:name="T151" style:family="text">
      <style:text-properties fo:language="de" fo:country="DE" fo:font-style="normal" officeooo:rsid="0147f164" style:font-style-asian="normal" style:font-style-complex="normal"/>
    </style:style>
    <style:style style:name="T152" style:family="text">
      <style:text-properties fo:language="de" fo:country="DE" fo:font-style="normal" officeooo:rsid="0149b8ed" style:font-style-asian="normal" style:font-style-complex="normal"/>
    </style:style>
    <style:style style:name="T153" style:family="text">
      <style:text-properties fo:language="de" fo:country="DE" fo:font-style="normal" officeooo:rsid="014a3b13" style:font-style-asian="normal" style:font-style-complex="normal"/>
    </style:style>
    <style:style style:name="T154" style:family="text">
      <style:text-properties fo:language="de" fo:country="DE" fo:font-style="normal" officeooo:rsid="014c3d1b" style:font-style-asian="normal" style:font-style-complex="normal"/>
    </style:style>
    <style:style style:name="T155" style:family="text">
      <style:text-properties fo:language="de" fo:country="DE" fo:font-style="normal" officeooo:rsid="014d2f6d" style:font-style-asian="normal" style:font-style-complex="normal"/>
    </style:style>
    <style:style style:name="T156" style:family="text">
      <style:text-properties fo:language="de" fo:country="DE" fo:font-style="normal" officeooo:rsid="014fcc93" style:font-style-asian="normal" style:font-style-complex="normal"/>
    </style:style>
    <style:style style:name="T157" style:family="text">
      <style:text-properties fo:language="de" fo:country="DE" fo:font-style="normal" officeooo:rsid="01514aca" style:font-style-asian="normal" style:font-style-complex="normal"/>
    </style:style>
    <style:style style:name="T158" style:family="text">
      <style:text-properties fo:language="de" fo:country="DE" fo:font-style="normal" officeooo:rsid="0152a8b2" style:font-style-asian="normal" style:font-style-complex="normal"/>
    </style:style>
    <style:style style:name="T159" style:family="text">
      <style:text-properties fo:language="de" fo:country="DE" fo:font-style="normal" officeooo:rsid="0153dfd9" style:font-style-asian="normal" style:font-style-complex="normal"/>
    </style:style>
    <style:style style:name="T160" style:family="text">
      <style:text-properties fo:language="de" fo:country="DE" fo:font-style="normal" officeooo:rsid="0155ca88" style:font-style-asian="normal" style:font-style-complex="normal"/>
    </style:style>
    <style:style style:name="T161" style:family="text">
      <style:text-properties fo:language="de" fo:country="DE" fo:font-style="normal" officeooo:rsid="015746bb" style:font-style-asian="normal" style:font-style-complex="normal"/>
    </style:style>
    <style:style style:name="T162" style:family="text">
      <style:text-properties fo:language="de" fo:country="DE" officeooo:rsid="01143bfd"/>
    </style:style>
    <style:style style:name="T163" style:family="text">
      <style:text-properties fo:language="de" fo:country="DE" officeooo:rsid="0119d4f8"/>
    </style:style>
    <style:style style:name="T164" style:family="text">
      <style:text-properties fo:language="de" fo:country="DE" officeooo:rsid="013084bb"/>
    </style:style>
    <style:style style:name="T165" style:family="text">
      <style:text-properties fo:language="de" fo:country="DE" officeooo:rsid="013969f2"/>
    </style:style>
    <style:style style:name="T166" style:family="text">
      <style:text-properties fo:language="de" fo:country="DE" officeooo:rsid="015806c4"/>
    </style:style>
    <style:style style:name="T167" style:family="text">
      <style:text-properties fo:language="de" fo:country="DE" officeooo:rsid="016665bf"/>
    </style:style>
    <style:style style:name="T168" style:family="text">
      <style:text-properties fo:language="de" fo:country="DE" officeooo:rsid="0165a6a7"/>
    </style:style>
    <style:style style:name="T169" style:family="text">
      <style:text-properties fo:language="de" fo:country="DE" officeooo:rsid="0175fc28"/>
    </style:style>
    <style:style style:name="T170" style:family="text">
      <style:text-properties fo:language="de" fo:country="DE" officeooo:rsid="01778cc0"/>
    </style:style>
    <style:style style:name="T171" style:family="text">
      <style:text-properties officeooo:rsid="009612ac"/>
    </style:style>
    <style:style style:name="T172" style:family="text">
      <style:text-properties fo:color="#569cd6"/>
    </style:style>
    <style:style style:name="T173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4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5" style:family="text">
      <style:text-properties fo:color="#d4d4d4" style:font-name="Consolas" fo:font-size="5.25pt" fo:font-style="normal" fo:font-weight="normal" officeooo:rsid="0175fc28" fo:background-color="#1e1e1e" loext:char-shading-value="0" style:font-style-asian="normal" style:font-style-complex="normal"/>
    </style:style>
    <style:style style:name="T176" style:family="text">
      <style:text-properties fo:color="#9cdcfe"/>
    </style:style>
    <style:style style:name="T177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8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9" style:family="text">
      <style:text-properties officeooo:rsid="00b46ebb"/>
    </style:style>
    <style:style style:name="T180" style:family="text">
      <style:text-properties officeooo:rsid="015b285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officeooo:rsid="015b285c" style:font-style-asian="italic" style:font-style-complex="italic"/>
    </style:style>
    <style:style style:name="T183" style:family="text">
      <style:text-properties fo:font-style="italic" officeooo:rsid="01687153" style:font-style-asian="italic" style:font-style-complex="italic"/>
    </style:style>
    <style:style style:name="T184" style:family="text">
      <style:text-properties fo:font-style="italic" officeooo:rsid="01689835" style:font-style-asian="italic" style:font-style-complex="italic"/>
    </style:style>
    <style:style style:name="T185" style:family="text">
      <style:text-properties fo:font-style="italic" officeooo:rsid="0169b19e" style:font-style-asian="italic" style:font-style-complex="italic"/>
    </style:style>
    <style:style style:name="T186" style:family="text">
      <style:text-properties fo:font-style="italic" officeooo:rsid="016c6ae2" style:font-style-asian="italic" style:font-style-complex="italic"/>
    </style:style>
    <style:style style:name="T187" style:family="text">
      <style:text-properties fo:font-style="italic" officeooo:rsid="016def89" style:font-style-asian="italic" style:font-style-complex="italic"/>
    </style:style>
    <style:style style:name="T188" style:family="text">
      <style:text-properties fo:font-style="italic" officeooo:rsid="016f6784" style:font-style-asian="italic" style:font-style-complex="italic"/>
    </style:style>
    <style:style style:name="T189" style:family="text">
      <style:text-properties fo:font-style="italic" officeooo:rsid="01718c38" style:font-style-asian="italic" style:font-style-complex="italic"/>
    </style:style>
    <style:style style:name="T190" style:family="text">
      <style:text-properties fo:font-style="italic" officeooo:rsid="01706aad" style:font-style-asian="italic" style:font-style-complex="italic"/>
    </style:style>
    <style:style style:name="T191" style:family="text">
      <style:text-properties fo:font-style="italic" officeooo:rsid="01717120" style:font-style-asian="italic" style:font-style-complex="italic"/>
    </style:style>
    <style:style style:name="T192" style:family="text">
      <style:text-properties fo:font-style="italic" officeooo:rsid="0172ec21" style:font-style-asian="italic" style:font-style-complex="italic"/>
    </style:style>
    <style:style style:name="T193" style:family="text">
      <style:text-properties fo:font-style="italic" officeooo:rsid="0175fc28" style:font-style-asian="italic" style:font-style-complex="italic"/>
    </style:style>
    <style:style style:name="T194" style:family="text">
      <style:text-properties officeooo:rsid="01601a9d"/>
    </style:style>
    <style:style style:name="T195" style:family="text">
      <style:text-properties officeooo:rsid="016582f1"/>
    </style:style>
    <style:style style:name="T196" style:family="text">
      <style:text-properties officeooo:rsid="0165a6a7"/>
    </style:style>
    <style:style style:name="T197" style:family="text">
      <style:text-properties fo:font-style="normal" style:font-style-asian="normal" style:font-style-complex="normal"/>
    </style:style>
    <style:style style:name="T198" style:family="text">
      <style:text-properties fo:font-style="normal" officeooo:rsid="0166edbd" style:font-style-asian="normal" style:font-style-complex="normal"/>
    </style:style>
    <style:style style:name="T199" style:family="text">
      <style:text-properties fo:font-style="normal" officeooo:rsid="0167a2a0" style:font-style-asian="normal" style:font-style-complex="normal"/>
    </style:style>
    <style:style style:name="T200" style:family="text">
      <style:text-properties fo:font-style="normal" officeooo:rsid="01689835" style:font-style-asian="normal" style:font-style-complex="normal"/>
    </style:style>
    <style:style style:name="T201" style:family="text">
      <style:text-properties fo:font-style="normal" officeooo:rsid="0169b19e" style:font-style-asian="normal" style:font-style-complex="normal"/>
    </style:style>
    <style:style style:name="T202" style:family="text">
      <style:text-properties fo:font-style="normal" officeooo:rsid="01718c38" style:font-style-asian="normal" style:font-style-complex="normal"/>
    </style:style>
    <style:style style:name="T203" style:family="text">
      <style:text-properties fo:font-style="normal" officeooo:rsid="0172ec21" style:font-style-asian="normal" style:font-style-complex="normal"/>
    </style:style>
    <style:style style:name="T204" style:family="text">
      <style:text-properties fo:font-style="normal" officeooo:rsid="01745744" style:font-style-asian="normal" style:font-style-complex="normal"/>
    </style:style>
    <style:style style:name="T205" style:family="text">
      <style:text-properties fo:font-style="normal" officeooo:rsid="01753cda" style:font-style-asian="normal" style:font-style-complex="normal"/>
    </style:style>
    <style:style style:name="T206" style:family="text">
      <style:text-properties fo:font-style="normal" officeooo:rsid="0175fc28" style:font-style-asian="normal" style:font-style-complex="normal"/>
    </style:style>
    <style:style style:name="T207" style:family="text">
      <style:text-properties officeooo:rsid="0175fc28"/>
    </style:style>
    <style:style style:name="T208" style:family="text">
      <style:text-properties fo:color="#dcdcaa" style:font-name="Consolas" fo:font-size="5.25pt" fo:font-style="normal" fo:font-weight="normal" officeooo:rsid="0175fc28" fo:background-color="#1e1e1e" loext:char-shading-value="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TODO</text:h>
      <text:p text:style-name="P33"><text:span text:style-name="T163">T</text:span><text:span text:style-name="T31">ry PyCharm IDE<text:line-break/></text:span><text:span text:style-name="T164">Konzept des HTTP Interceptors?</text:span></text:p>
      <text:h text:style-name="P37" text:outline-level="1">Ziel</text:h>
      <text:p text:style-name="P1">Sprachlehrer-Webseite für mich</text:p>
      <text:h text:style-name="P39" text:outline-level="1">Schritte</text:h>
      <text:p text:style-name="P41"><text:span text:style-name="T166">I</text:span><text:span text:style-name="T31">mplementiere Logout auf Server-Seite</text:span></text:p>
      <text:p text:style-name="P40"><text:span text:style-name="T166"/></text:p>
      <text:p text:style-name="P42"><text:span text:style-name="T166">B</text:span><text:span text:style-name="T31">egrüßungsseite mit Name, Vorname</text:span></text:p>
      <text:p text:style-name="Text_20_body"><text:span text:style-name="T166"/></text:p>
      <text:p text:style-name="Text_20_body"><text:span text:style-name="T166">Erstelle Begrüßungsseite, wo </text:span><text:span text:style-name="T169">Botschft vom Server angezeigt wird</text:span><text:span text:style-name="T170"><text:tab/><text:tab/><text:tab/><text:tab/><text:tab/>v</text:span><text:span text:style-name="T166"><text:line-break/>-</text:span><text:span text:style-name="T167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181">http://localhost:8000/login/</text:span></text:a><text:span text:style-name="T181"><text:line-break/></text:span><text:span text:style-name="T197">--</text:span><text:span text:style-name="T198">Request mit Token? </text:span><text:span text:style-name="T199">Noch nicht im Frontend implemetiert, Adresse: </text:span><text:span text:style-name="T183">token_auth<text:line-break/>-</text:span><text:span text:style-name="T184">Zeige „geheime“ Botschaft vom Server in accounts an, ansonsten „Keine Verbindung möglich“<text:line-break/>-</text:span><text:span text:style-name="T200">/</text:span><text:span text:style-name="T201">accounts sendet request zu </text:span><text:span text:style-name="T185">token_auth<text:line-break/>--Unauthorized→Wird</text:span><text:span text:style-name="T186"> Token mitgesendet? </text:span><text:span text:style-name="T187">Fehlt „Token“ vor C4t454…..? →</text:span><text:span text:style-name="T188"> JA!<text:tab/><text:tab/></text:span><text:span text:style-name="T189">v</text:span><text:span text:style-name="T187"><text:line-break/>---</text:span><text:span text:style-name="T188">Token wird irgendwo wieder zurück gesetzt („Token C4…“ → „C4...“) </text:span><text:span text:style-name="T190">WO?<text:line-break/>---→</text:span><text:span text:style-name="T191">Setze Header einfach jedes Mal vorm Absenden <text:line-break/>--</text:span><text:span text:style-name="T202">Kein „This“-Objekt bei </text:span><text:span text:style-name="T189">account/index.vue</text:span><text:span text:style-name="T193"><text:tab/><text:tab/><text:tab/><text:tab/><text:tab/><text:tab/><text:tab/><text:tab/>v</text:span><text:span text:style-name="T189"><text:line-break/>-- →</text:span><text:span text:style-name="T192"> </text:span><text:span text:style-name="T203">Anscheindend kann </text:span><text:span text:style-name="T192">.then</text:span><text:span text:style-name="T203">-Block </text:span><text:span text:style-name="T192">this </text:span><text:span text:style-name="T203">nicht referenzieren, wenn Request mit axios gesendet (wenn mit $http, dann schon)<text:line-break/></text:span><text:span text:style-name="T204">-- -&gt;</text:span> <text:span text:style-name="T181">beforeMount() {</text:span><text:span text:style-name="T193"> </text:span><text:span text:style-name="T181">let setMessage = this.setMessage</text:span><text:span text:style-name="T193">...</text:span></text:p>
      <text:p text:style-name="P26"/>
      <text:p text:style-name="P28">Links im Header werden ausklappbar, wenn Fenster kleiner<text:tab/><text:tab/><text:tab/><text:tab/><text:tab/><text:span text:style-name="T196">v</text:span><text:line-break/>-<text:span text:style-name="T195">Hide drop-down menu when links visible in header</text:span></text:p>
      <text:p text:style-name="P27">Login-Seite nur Verfügbar, wenn man nicht eingeloggt ist<text:tab/><text:tab/><text:tab/><text:tab/><text:tab/><text:tab/><text:span text:style-name="T194">v</text:span><text:line-break/>-<text:span text:style-name="T180">Welche Variable gibt dies an? -&gt;</text:span><text:span text:style-name="T182">isLoggedIn</text:span></text:p>
      <text:p text:style-name="P35"><text:span text:style-name="T88">E</text:span><text:span text:style-name="T31">dit-Funktion ist fehlerhaft (deutsch lässt sich nicht ändern)</text:span><text:span text:style-name="T165"><text:tab/><text:tab/><text:tab/><text:tab/><text:tab/>v</text:span></text:p>
      <text:p text:style-name="P36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oft-page-break/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2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8"><text:tab/><text:tab/><text:tab/><text:tab/><text:tab/><text:tab/><text:tab/><text:tab/><text:tab/>v<text:line-break/>-</text:span><text:span text:style-name="T129">Implementiere Auth Backend<text:line-break/></text:span><text:span text:style-name="T130"> -User-DB: Neues Model erstellen? Oder schon standardmäßig vorhanden?</text:span><text:span text:style-name="T131"> →Tutorial?<text:line-break/></text:span><text:span text:style-name="T132">-What shall view return? (token, user?)<text:line-break/></text:span><text:span text:style-name="T133">-Generated token c2a267ec7fbd19562bfb03754851ac4abedb87b6 for user horst<text:line-break/></text:span><text:span text:style-name="T134">-Send token to Server</text:span><text:span text:style-name="T136"> (Vue)</text:span><text:span text:style-name="T141"><text:tab/><text:tab/><text:tab/><text:tab/><text:tab/><text:tab/><text:tab/><text:tab/><text:tab/><text:tab/>v</text:span><text:span text:style-name="T135"><text:line-break/></text:span><text:span text:style-name="T110">--&gt; axios.defaults.headers.common['Authorization'] = 'Token c2a267ec7fbd19562bfb03754851ac4abedb87b6'</text:span><text:span text:style-name="T137"><text:line-break/></text:span><text:span text:style-name="T138">-</text:span><text:span text:style-name="T139">Login per username/ pwd, </text:span><text:span text:style-name="T138">Token-Generierung bei Login</text:span><text:span text:style-name="T140">:</text:span><text:span text:style-name="T142"><text:tab/><text:tab/><text:tab/><text:tab/><text:tab/><text:tab/>v</text:span><text:span text:style-name="T140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0">als view</text:span><text:span text:style-name="T110"> <text:line-break/></text:span><text:span text:style-name="T114">-</text:span><text:span text:style-name="T143">Sende login-Daten aus Login-Seite an Server</text:span><text:span text:style-name="T144"> (username statt email)<text:line-break/></text:span><text:span text:style-name="T145">--</text:span><text:span text:style-name="T146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7">Bad request: </text:span><text:span text:style-name="T148">Warum?</text:span><text:span text:style-name="T149"> -&gt;</text:span><text:span text:style-name="T118">username </text:span><text:span text:style-name="T149">statt </text:span><text:span text:style-name="T118">user<text:line-break/></text:span><text:span text:style-name="T119">-</text:span><text:span text:style-name="T150">Token wird </text:span><text:span text:style-name="T151">empfangen</text:span><text:span text:style-name="T150">, warum erfolgt keine Weiterleitung?</text:span><text:span text:style-name="T159"><text:tab/><text:tab/><text:tab/><text:tab/><text:tab/>v</text:span><text:span text:style-name="T150"><text:line-break/></text:span><text:span text:style-name="T152">--</text:span><text:span text:style-name="T154">Anscheinend ist Login noch nicht richtig verarbeitet, automatische WL zu "login"<text:line-break/></text:span><text:span text:style-name="T155">--WL zu "Vocabs" funktioniert<text:line-break/></text:span><text:span text:style-name="T156">--How to get access to global variables at any point? Debuggin in VS Code?</text:span><text:span text:style-name="T158"><text:tab/><text:tab/><text:tab/></text:span><text:span text:style-name="T156"><text:line-break/></text:span><text:span text:style-name="T157">--&gt;</text:span><text:span text:style-name="T120"> l</text:span><text:span text:style-name="T110">aunch.json: "sourceMaps": true,</text:span><text:span text:style-name="T120"> </text:span><text:span text:style-name="T157">add </text:span><text:span text:style-name="T120">debugger </text:span><text:span text:style-name="T157">to code<text:line-break/></text:span><text:span text:style-name="T158">--resp.token = undefined: Wie referenzieren?<text:line-break/></text:span><text:span text:style-name="T159">-"Wrong password"-message when credentials are wrong<text:line-break/></text:span><text:span text:style-name="T160">--How to handle reject from store.login?</text:span><text:span text:style-name="T161"> →catch(err)<text:line-break/></text:span></text:p>
      <text:p text:style-name="P36"><text:span text:style-name="T155"><text:line-break/></text:span><text:span text:style-name="T152"><text:line-break/></text:span><text:span text:style-name="T153">--Gehe zurück zum Commit für Mock-Backend-Login: Was ist anders?</text:span><text:span text:style-name="T144"><text:line-break/></text:span><text:span text:style-name="T138"><text:line-break/></text:span><text:soft-page-break/><text:span text:style-name="T138"><text:line-break/></text:span><text:span text:style-name="T137"><text:line-break/>--Daten für persönliche Begrüßungsseite (Voller Name) von BE an FE<text:line-break/>--Persönliche Begrüßungsseite im FE erstellen</text:span></text:p>
      <text:p text:style-name="P34"><text:span text:style-name="T126"><text:line-break/></text:span><text:span text:style-name="T127"><text:tab/></text:span><text:span text:style-name="T98"><text:line-break/><text:line-break/></text:span></text:p>
      <text:p text:style-name="P25"/>
      <text:p text:style-name="P32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19893119" text:style-name="L1">
        <text:list-item>
          <text:p text:style-name="P43">app.vue:</text:p>
          <text:list>
            <text:list-item>
              <text:p text:style-name="P43">created(): if authenticated then dispatch user request</text:p>
            </text:list-item>
          </text:list>
        </text:list-item>
        <text:list-item>
          <text:p text:style-name="P43">home/index.vue: </text:p>
          <text:list>
            <text:list-item>
              <text:p text:style-name="P44">&lt;template&gt;: If not authenticated, then show introductory message</text:p>
            </text:list-item>
            <text:list-item>
              <text:p text:style-name="P4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5">login/index.vue:</text:p>
          <text:list>
            <text:list-item>
              <text:p text:style-name="P46"><text:span text:style-name="T67">login(): </text:span><text:span text:style-name="T31">this.$store.dispatch(AUTH_REQUEST, { username, password }).then(() =&gt; {<text:line-break/></text:span>this.$router.push('/')<text:span text:style-name="T179">....</text:span></text:p>
            </text:list-item>
          </text:list>
        </text:list-item>
        <text:list-item>
          <text:p text:style-name="P46"/>
          <text:list>
            <text:list-item>
              <text:p text:style-name="P45"/>
            </text:list-item>
            <text:list-item>
              <text:p text:style-name="P44">--</text:p>
            </text:list-item>
          </text:list>
        </text:list-item>
      </text:list>
      <text:p text:style-name="P24"/>
      <text:p text:style-name="P24"><text:soft-page-break/></text:p>
      <text:p text:style-name="P31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73">input</text:span><text:span text:style-name="T174"> </text:span><text:span text:style-name="T177">type</text:span><text:span text:style-name="T174">=</text:span><text:span text:style-name="T178">"checkbox"</text:span><text:span text:style-name="T174"> </text:span><text:span text:style-name="T177">:value</text:span><text:span text:style-name="T174">="</text:span><text:span text:style-name="T177">vocab</text:span><text:span text:style-name="T174">.</text:span><text:span text:style-name="T177">german</text:span><text:span text:style-name="T174">" </text:span><text:span text:style-name="T177">v-model</text:span><text:span text:style-name="T174">="</text:span><text:span text:style-name="T177">selected</text:span><text:span text:style-name="T174">"<text:line-break/></text:span><text:span text:style-name="T171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0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</text:span><text:soft-page-break/><text:span text:style-name="T33"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9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<text:soft-pag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22T14:53:52.008000000</dc:date>
    <meta:editing-duration>P37DT22M20S</meta:editing-duration>
    <meta:editing-cycles>325</meta:editing-cycles>
    <meta:document-statistic meta:table-count="0" meta:image-count="0" meta:object-count="0" meta:page-count="7" meta:paragraph-count="51" meta:word-count="1273" meta:character-count="9642" meta:non-whitespace-character-count="7850"/>
  </office:meta>
</office:document-meta>
</file>